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222222" style:font-name="arial"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reaming service for 360<text:span text:style-name="T1">°</text:span> video</text:p>
      <text:p text:style-name="Standard"/>
      <text:p text:style-name="Standard">-Live sports (would have to be real-time)</text:p>
      <text:p text:style-name="Standard">10s delay</text:p>
      <text:p text:style-name="Standard"/>
      <text:p text:style-name="Standard">-Movies</text:p>
      <text:p text:style-name="Standard">higher quality, infinite preprocessing time</text:p>
      <text:p text:style-name="Standard"/>
      <text:p text:style-name="Standard">What exactly is our business model?</text:p>
      <text:p text:style-name="Standard"/>
      <text:p text:style-name="Standard">The 'Youtube' style business model of running a streaming service with ads doesn't seem to work directly, as there is no way for users to create and upload content – the process of filming a multi-view video takes camera synchronization, multiple camera inputs, etc.</text:p>
      <text:p text:style-name="Standard"/>
      <text:p text:style-name="Standard">Another business model is the 'Netflix' style, where users pay a subscription fee to get 4D content streamed to their laptop/device. This makes more sense, as (like producing TV), as we would be a content creation company at that point, mostly.</text:p>
      <text:p text:style-name="Standard"/>
      <text:p text:style-name="Standard">Eventually you could partner with a hardware manufacturer to produce TVs that are capable of streaming such videos.</text:p>
      <text:p text:style-name="Standard"/>
      <text:p text:style-name="Standard"/>
      <text:p text:style-name="Standard">Interestingly, I think the main challenges would not be on the level of developing the software for streaming/preprocessing. The main challenge would be content creation – there are a variety of options.</text:p>
      <text:p text:style-name="Standard"/>
      <text:list xml:id="list3428067780966116654" text:style-name="L1">
        <text:list-item>
          <text:p text:style-name="P1">Creating all of the content ourselves. This runs into a lot of limitations, as we would need to arrange for recording and distribution rights for sports, and we would need to effectively become a movie production studio. This also limits us incredibly in terms of the amount of content we can produce over a short period of time.</text:p>
        </text:list-item>
        <text:list-item>
          <text:p text:style-name="P1">Having users create the content themselves, sort of like youtube. The problem with this type of free-for-all is that it is very hard to create this type of content. It requires two identical cameras, and precise camera synchronization. The hardware and setup requirements make this approach unrealistic.</text:p>
        </text:list-item>
        <text:list-item>
          <text:p text:style-name="P1">A middle-ground between these two approaches, we partner with sports/film/entertainment companies to create specialized content. Although this is the most realistic in terms of ability to produce good content, it is also the approach which has the most unclear monetization strategy.</text:p>
        </text:list-item>
      </text:list>
      <text:p text:style-name="Standard"/>
      <text:p text:style-name="Standard">MEDIA-PARTNERSHIP APPROACH:</text:p>
      <text:p text:style-name="Standard"/>
      <text:p text:style-name="Standard">Some ques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ny Hogg</meta:initial-creator>
    <meta:creation-date>2017-06-16T11:39:57.73</meta:creation-date>
    <dc:date>2017-06-16T13:09:07.67</dc:date>
    <dc:creator>Danny Hogg</dc:creator>
    <meta:editing-duration>PT38M36S</meta:editing-duration>
    <meta:editing-cycles>11</meta:editing-cycles>
    <meta:generator>OpenOffice/4.1.3$Win32 OpenOffice.org_project/413m1$Build-9783</meta:generator>
    <meta:document-statistic meta:table-count="0" meta:image-count="0" meta:object-count="0" meta:page-count="1" meta:paragraph-count="15" meta:word-count="314" meta:character-count="1958"/>
  </office:meta>
</office:document-meta>
</file>